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f753" officeooo:paragraph-rsid="0008f753"/>
    </style:style>
    <style:style style:name="P2" style:family="paragraph" style:parent-style-name="Standard">
      <style:text-properties officeooo:rsid="00093d4d" officeooo:paragraph-rsid="00093d4d"/>
    </style:style>
    <style:style style:name="P3" style:family="paragraph" style:parent-style-name="Standard">
      <style:text-properties officeooo:rsid="000a06ff" officeooo:paragraph-rsid="000a06ff"/>
    </style:style>
    <style:style style:name="P4" style:family="paragraph" style:parent-style-name="Standard">
      <style:text-properties officeooo:rsid="000d17df" officeooo:paragraph-rsid="000d17df"/>
    </style:style>
    <style:style style:name="T1" style:family="text">
      <style:text-properties officeooo:rsid="000a06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Note</text:p>
      <text:p text:style-name="P1"/>
      <text:p text:style-name="P1">Beurteilung von Wiege-Daten</text:p>
      <text:p text:style-name="P1"/>
      <text:p text:style-name="P1">Das Gesamte Vorgehen ist im groben in fünf Funktionen aufgeteilt. Eine ist die Hauptschleife, die das Wiegen auslöst, eine andere die eigentliche Wiege-Funktion, die dass Ergebnis von der Waage abfragt. Die Beurteilung der Ergebnisse ist in die restlichen drei Funktionen aufgeteilt. Diese heißen Stage1, -2 und -3.</text:p>
      <text:p text:style-name="P1"/>
      <text:p text:style-name="P1">Stage1 beurteilt, ob es sich um ein tatsächliches Wiege-Ereignis, oder nur um Messrauschen handelt. Dabei gleicht es den aktuellen Messwert gegen den letzten gespeicherten, validen Messwert ab, und löst erst aus, wenn die Differenz eine vorherbestimmte Größe erreicht.</text:p>
      <text:p text:style-name="P1"/>
      <text:p text:style-name="P1">Stage2 beurteilt stattfindende Wiegevorgänge, davon ausgehend, dass diese eine gewissen zeitliche Ausdehnung haben. Dabei wiegt es in einer voreingestellten Frequenz, und betrachte das Wiegen als abgeschlossen, wenn sich das Ergebnis nicht mehr verändert, bzw. sich für eine voreingestellte Anzahl von Wiege-Vorgängen verändert hat. Des weiteren wird beurteilt, dass das Gewicht sich pro Wiegevorgang nur in eine Richtung ändert, also im Allgemeinen nicht schwankt.</text:p>
      <text:p text:style-name="P1"/>
      <text:p text:style-name="P1">Stage3 an dieser Stelle wird beurteilt, ob die Gewichtsdifferenz, in Anbetracht der in der Box enthaltenen Produkte, plausibel ist. Dabei werden in der Produkt-Struktur das Gewicht und die Abweichung des Produktes ausgelesen, um zu sehen, ob die Differenz im resultierenden Intervall liegt.</text:p>
      <text:p text:style-name="P1"/>
      <text:p text:style-name="P2">Der Ablauf funktioniert dabei wie folgt: Die Hauptschleife löst das Wiegen aus und übergibt den Rückgabewert an an die Funktion Stage1. Der Rückgabewert von Stage1 ist dabei 1 oder 0. Ist der Rückgabewert 0 wird die Schleife an dieser Stelle neu gestartet. Gespeichert wird in diesem Falle nichts, so wie das in den allermeisten Fällen der Fall sein wird, wo schlicht nichts passierte. </text:p>
      <text:p text:style-name="P2">Ist der Rückgabewert 1 wird der Wert an Stage2 übergeben. An dieser Stelle ist bereits sichergestellt, dass ein Wert gespeichert wird, denn ist die Antwort von Stage1 '1' wird angenommen, dass ein Ereignis stattgefunden hat, dass im folgenden nur noch validiert wird. Stage2 speichert lokal den übergebenen Wert und ruft den aktuellen Wert der Waage ab, vergleicht beide und speichert den neuen, falls es eine Veränderung gegebenen hat. Die Funktion tut das solange im konfiguriertem Intervall, bis es keine Veränderungen zum vorherigen Wert hat. Wenn es keine Schwankungen gab, wird der Wert zurückgegeben.</text:p>
      <text:p text:style-name="P2">Der Rückgabewert wird sogleich an Stage3 übergeben, dass die pragmatische Korrektheit des Wertes prüft. <text:span text:style-name="T1">Stage3 übergibt den Wert an eine Hilfsfunktion namens „fruitstage“, die nur den Wert gegen die Intervalle prüft. </text:span></text:p>
      <text:p text:style-name="P3">Die Stages 2 und 3 fertigen des Weiteren die Fehlermeldungen an, die im Array direkt mit dem Wiegewert gespeichert werden. 0 steht dafür für einen Wert, der durch alle Stages konsistent ist. </text:p>
      <text:p text:style-name="P4">Die Fehlermeldungen sind dabei Integer-Werte, weil es sich um ein einzelnes, mehrdimensionales Array handelt, in dem auch die Wiegewerte gespeichert werden. Dies ergibt sich auch bei einer Konvertierung in Strings als günstig.</text:p>
      <text:p text:style-name="P4">Die kleinste Stelle wird dabei von Stage3 belegt:</text:p>
      <text:p text:style-name="P4"><text:tab/>0 Keine Auffälligkeiten</text:p>
      <text:p text:style-name="P4"><text:tab/>9 Das Gewicht ist gestiegen (bei reinen Verkaufsautomaten soweit unmöglich)</text:p>
      <text:p text:style-name="P4"><text:tab/>6 Das Gewicht ist gesunken, allerdings inkonsistent zum gegebenen Produkt.</text:p>
      <text:p text:style-name="P4"/>
      <text:p text:style-name="P4">Die Zweite Stelle zu Stage2:</text:p>
      <text:p text:style-name="P4"><text:tab/>0 Keine Auffälligkeiten (nichts wird gespeichert)</text:p>
      <text:p text:style-name="P4"><text:tab/>1 Das Gewicht ist ungleichmäßig gestiegen.</text:p>
      <text:p text:style-name="P4"><text:tab/>2 (Es macht Sinn eine Fehlermeldung vorzuhalten, für den Fall, dass die zeitliche <text:soft-page-break/><text:tab/>Ausdehnung des Wiegevorgangs ausartet. Man könnte dabei nach einigen Iterationsschritten <text:tab/>abbrechen – z.B. weil die Waage stärker als gewöhnlich schwankt.)</text:p>
      <text:p text:style-name="P4"/>
      <text:p text:style-name="P4">Dabei ist im Allgemeinen zu bedenken, dass Schwankungen soweit die einzige Auffälligkeit in Stage2 sind, da Stage2 nur sekundär dazu gedacht ist irgendetwas zu validieren, viel mehr ist das Ziel lediglich aus einer Reihe von Wiege-Vorgängen tatsächlich einen verwendbaren Wert zu gener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6-05-21T20:43:01.150337869</meta:creation-date>
    <dc:date>2016-05-21T21:44:52.424088375</dc:date>
    <dc:creator>daniel </dc:creator>
    <meta:editing-duration>PT16M20S</meta:editing-duration>
    <meta:editing-cycles>3</meta:editing-cycles>
    <meta:generator>LibreOffice/4.4.3.2$Linux_X86_64 LibreOffice_project/40m0$Build-2</meta:generator>
    <meta:document-statistic meta:table-count="0" meta:image-count="0" meta:object-count="0" meta:page-count="2" meta:paragraph-count="20" meta:word-count="568" meta:character-count="3881" meta:non-whitespace-character-count="3321"/>
  </office:meta>
</office:document-meta>
</file>